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1.2076in"/>
    </style:style>
    <style:style style:name="Table1.B" style:family="table-column">
      <style:table-column-properties style:column-width="5.484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" style:family="text">
      <style:text-properties fo:color="#0000c0"/>
    </style:style>
    <style:style style:name="T7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646464"/>
    </style:style>
    <style:style style:name="T9" style:family="text">
      <style:text-properties fo:color="#6a3e3e"/>
    </style:style>
    <style:style style:name="T10" style:family="text">
      <style:text-properties fo:color="#2a00ff"/>
    </style:style>
    <style:style style:name="T11" style:family="text">
      <style:text-properties fo:color="#3f7f5f"/>
    </style:style>
    <style:style style:name="T12" style:family="text">
      <style:text-properties fo:color="#7f9fbf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tablepress-2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@BeforeMethod</text:p>
          </table:table-cell>
          <table:table-cell table:style-name="Table1.A1" office:value-type="string">
            <text:p text:style-name="Table_20_Contents">The annotation notifies the system that the method annotated as @BeforeMethod must be executed before executing any and every test method within the same test class</text:p>
          </table:table-cell>
        </table:table-row>
      </table:table>
      <text:p text:style-name="Standard"/>
      <text:p text:style-name="Standard">@BeforeMethod annotation of TestNG is similar to @Before annotation of Junit</text:p>
      <text:p text:style-name="Standard"/>
      <text:p text:style-name="Standard"/>
      <text:p text:style-name="Standard"/>
      <text:p text:style-name="P1"><text:span text:style-name="T1">package</text:span><text:span text:style-name="T2"> TestNG;</text:span></text:p>
      <text:p text:style-name="P1"/>
      <text:p text:style-name="P1"><text:span text:style-name="T1">import</text:span><text:span text:style-name="T2"> java.io.FileNotFoundException;</text:span></text:p>
      <text:p text:style-name="P1"><text:span text:style-name="T1">import</text:span><text:span text:style-name="T2"> java.io.FileReader;</text:span></text:p>
      <text:p text:style-name="P1"><text:span text:style-name="T1">import</text:span><text:span text:style-name="T2"> java.io.IOException;</text:span></text:p>
      <text:p text:style-name="P1"><text:span text:style-name="T1">import</text:span><text:span text:style-name="T2"> java.util.Properties;</text:span></text:p>
      <text:p text:style-name="P1"/>
      <text:p text:style-name="P1"><text:span text:style-name="T1">import</text:span><text:span text:style-name="T2"> org.openqa.selenium.By;</text:span></text:p>
      <text:p text:style-name="P1"><text:span text:style-name="T1">import</text:span><text:span text:style-name="T2"> org.openqa.selenium.WebDriver;</text:span></text:p>
      <text:p text:style-name="P1"><text:span text:style-name="T1">import</text:span><text:span text:style-name="T2"> org.openqa.selenium.WebElement;</text:span></text:p>
      <text:p text:style-name="P1"><text:span text:style-name="T1">import</text:span><text:span text:style-name="T2"> org.openqa.selenium.firefox.FirefoxDriver;</text:span></text:p>
      <text:p text:style-name="P1"><text:span text:style-name="T1">import</text:span><text:span text:style-name="T2"> org.openqa.selenium.interactions.Actions;</text:span></text:p>
      <text:p text:style-name="P1"><text:span text:style-name="T1">import</text:span><text:span text:style-name="T2"> org.testng.annotations.BeforeMethod;</text:span></text:p>
      <text:p text:style-name="P1"><text:span text:style-name="T1">import</text:span><text:span text:style-name="T2"> </text:span><text:span text:style-name="T3">org.testng.annotations.BeforeTest</text:span><text:span text:style-name="T2">;</text:span></text:p>
      <text:p text:style-name="P1"><text:span text:style-name="T1">import</text:span><text:span text:style-name="T2"> org.testng.annotations.Test;</text:span></text:p>
      <text:p text:style-name="P1"/>
      <text:p text:style-name="P1"><text:span text:style-name="T1">public</text:span><text:span text:style-name="T2"> </text:span><text:span text:style-name="T1">class</text:span><text:span text:style-name="T2"> DemoTestNG {</text:span></text:p>
      <text:p text:style-name="P2"><text:tab/></text:p>
      <text:p text:style-name="P1"><text:span text:style-name="T2"><text:tab/>WebDriver </text:span><text:span text:style-name="T6">firefox</text:span><text:span text:style-name="T2"> = </text:span><text:span text:style-name="T1">new</text:span><text:span text:style-name="T2"> FirefoxDriver();</text:span></text:p>
      <text:p text:style-name="P2"><text:tab/></text:p>
      <text:p text:style-name="P1"><text:span text:style-name="T2"><text:s text:c="2"/></text:span><text:span text:style-name="T8">@BeforeMethod</text:span></text:p>
      <text:p text:style-name="P1"><text:span text:style-name="T2"><text:s text:c="2"/></text:span><text:span text:style-name="T1">public</text:span><text:span text:style-name="T2"> </text:span><text:span text:style-name="T1">void</text:span><text:span text:style-name="T2"> logInMe() {</text:span></text:p>
      <text:p text:style-name="P2"><text:tab/> <text:s/></text:p>
      <text:p text:style-name="P1"><text:span text:style-name="T2"><text:tab/> <text:s/>String </text:span><text:span text:style-name="T9">url</text:span><text:span text:style-name="T2"> = </text:span><text:span text:style-name="T10">"http://172.19.7.30/gtc/auth/login"</text:span><text:span text:style-name="T2">;</text:span></text:p>
      <text:p text:style-name="P1"><text:span text:style-name="T2"><text:tab/> <text:s/></text:span><text:span text:style-name="T6">firefox</text:span><text:span text:style-name="T2">.get(</text:span><text:span text:style-name="T9">url</text:span><text:span text:style-name="T2">);</text:span></text:p>
      <text:p text:style-name="P2"><text:tab/> <text:s/></text:p>
      <text:p text:style-name="P1"><text:span text:style-name="T2"><text:tab/> <text:s/>Properties </text:span><text:span text:style-name="T9">prop</text:span><text:span text:style-name="T2"> = </text:span><text:span text:style-name="T1">new</text:span><text:span text:style-name="T2"> Properties();</text:span></text:p>
      <text:p text:style-name="P1"><text:span text:style-name="T2"><text:tab/> <text:s/></text:span><text:span text:style-name="T1">try</text:span><text:span text:style-name="T2">(FileReader </text:span><text:span text:style-name="T9">in</text:span><text:span text:style-name="T2"> = </text:span><text:span text:style-name="T1">new</text:span><text:span text:style-name="T2"> FileReader(</text:span><text:span text:style-name="T10">"config.properties"</text:span><text:span text:style-name="T2">)) {</text:span></text:p>
      <text:p text:style-name="P1"><text:span text:style-name="T2"><text:tab/><text:tab/> <text:s/></text:span><text:span text:style-name="T9">prop</text:span><text:span text:style-name="T2">.load(</text:span><text:span text:style-name="T9">in</text:span><text:span text:style-name="T2">);</text:span></text:p>
      <text:p text:style-name="P2"><text:tab/><text:tab/> <text:s/></text:p>
      <text:p text:style-name="P1"><text:span text:style-name="T2"><text:tab/> <text:s/>} </text:span><text:span text:style-name="T1">catch</text:span><text:span text:style-name="T2"> (FileNotFoundException </text:span><text:span text:style-name="T9">e</text:span><text:span text:style-name="T2">) {</text:span></text:p>
      <text:p text:style-name="P1"><text:span text:style-name="T2"><text:tab/><text:tab/></text:span><text:span text:style-name="T11">// </text:span><text:span text:style-name="T12">TODO</text:span><text:span text:style-name="T11"> Auto-generated catch block</text:span></text:p>
      <text:p text:style-name="P1"><text:span text:style-name="T2"><text:tab/><text:tab/></text:span><text:span text:style-name="T9">e</text:span><text:span text:style-name="T2">.printStackTrace();</text:span></text:p>
      <text:p text:style-name="P1"><text:span text:style-name="T2"><text:tab/>} </text:span><text:span text:style-name="T1">catch</text:span><text:span text:style-name="T2"> (IOException </text:span><text:span text:style-name="T9">e</text:span><text:span text:style-name="T2">) {</text:span></text:p>
      <text:p text:style-name="P1"><text:span text:style-name="T2"><text:tab/><text:tab/></text:span><text:span text:style-name="T11">// </text:span><text:span text:style-name="T12">TODO</text:span><text:span text:style-name="T11"> Auto-generated catch block</text:span></text:p>
      <text:p text:style-name="P1"><text:span text:style-name="T2"><text:tab/><text:tab/></text:span><text:span text:style-name="T9">e</text:span><text:span text:style-name="T2">.printStackTrace();</text:span></text:p>
      <text:p text:style-name="P2"><text:tab/>}</text:p>
      <text:p text:style-name="P2"><text:tab/><text:tab/><text:tab/> <text:s/></text:p>
      <text:p text:style-name="P2"><text:tab/> <text:s/></text:p>
      <text:p text:style-name="P1"><text:span text:style-name="T2"><text:tab/> <text:s/>WebElement </text:span><text:span text:style-name="T9">username</text:span><text:span text:style-name="T2"> = </text:span><text:span text:style-name="T6">firefox</text:span><text:span text:style-name="T2">.findElement(By.</text:span><text:span text:style-name="T4">xpath</text:span><text:span text:style-name="T2">(</text:span><text:span text:style-name="T10">"html/body/div[2]/form/div[1]/div/div/input"</text:span><text:span text:style-name="T2">));</text:span></text:p>
      <text:p text:style-name="P1"><text:span text:style-name="T2"><text:tab/> <text:s/></text:span><text:span text:style-name="T9">username</text:span><text:span text:style-name="T2">.clear();</text:span></text:p>
      <text:p text:style-name="P1"><text:span text:style-name="T2"><text:tab/> <text:s/></text:span><text:span text:style-name="T9">username</text:span><text:span text:style-name="T2">.sendKeys(</text:span><text:span text:style-name="T10">"minhql.rt"</text:span><text:span text:style-name="T2">);</text:span></text:p>
      <text:p text:style-name="P2"><text:tab/> <text:s/></text:p>
      <text:p text:style-name="P1"><text:span text:style-name="T2"><text:tab/> <text:s/>WebElement </text:span><text:span text:style-name="T9">code</text:span><text:span text:style-name="T2"> = </text:span><text:span text:style-name="T6">firefox</text:span><text:span text:style-name="T2">.findElement(By.</text:span><text:span text:style-name="T4">xpath</text:span><text:span text:style-name="T2">(</text:span><text:span text:style-name="T10">"html/body/div[2]/form/div[2]/div/div/input"</text:span><text:span text:style-name="T2">));</text:span></text:p>
      <text:p text:style-name="P1"><text:span text:style-name="T2"><text:tab/> <text:s/></text:span><text:span text:style-name="T9">code</text:span><text:span text:style-name="T2">.clear();</text:span></text:p>
      <text:p text:style-name="P1"><text:span text:style-name="T2"><text:tab/> <text:s/></text:span><text:span text:style-name="T9">code</text:span><text:span text:style-name="T2">.sendKeys(</text:span><text:span text:style-name="T9">prop</text:span><text:span text:style-name="T2">.getProperty(</text:span><text:span text:style-name="T10">"hash"</text:span><text:span text:style-name="T2">));</text:span></text:p>
      <text:p text:style-name="P2"><text:tab/> <text:s/></text:p>
      <text:p text:style-name="P1"><text:span text:style-name="T2"><text:tab/> <text:s/>WebElement </text:span><text:span text:style-name="T9">logIn</text:span><text:span text:style-name="T2"> = </text:span><text:span text:style-name="T6">firefox</text:span><text:span text:style-name="T2">.findElement(By.</text:span><text:span text:style-name="T4">xpath</text:span><text:span text:style-name="T2">(</text:span><text:span text:style-name="T10">"html/body/div[2]/form/div[3]/button"</text:span><text:span text:style-name="T2">));</text:span></text:p>
      <text:p text:style-name="P1"><text:soft-page-break/><text:span text:style-name="T2"><text:tab/> <text:s/></text:span><text:span text:style-name="T9">logIn</text:span><text:span text:style-name="T2">.click();</text:span></text:p>
      <text:p text:style-name="P2"><text:tab/> <text:s/></text:p>
      <text:p text:style-name="P1"><text:span text:style-name="T2"><text:tab/> <text:s/>System.</text:span><text:span text:style-name="T7">out</text:span><text:span text:style-name="T2">.println(</text:span><text:span text:style-name="T10">"Login successfully"</text:span><text:span text:style-name="T2">);</text:span></text:p>
      <text:p text:style-name="P2"><text:s text:c="2"/>}</text:p>
      <text:p text:style-name="P2"><text:s text:c="2"/></text:p>
      <text:p text:style-name="P2"><text:s text:c="2"/></text:p>
      <text:p text:style-name="P1"><text:span text:style-name="T2"><text:s text:c="2"/></text:span><text:span text:style-name="T8">@Test</text:span></text:p>
      <text:p text:style-name="P1"><text:span text:style-name="T2"><text:s text:c="2"/></text:span><text:span text:style-name="T1">public</text:span><text:span text:style-name="T2"> </text:span><text:span text:style-name="T1">void</text:span><text:span text:style-name="T2"> logOut(){</text:span></text:p>
      <text:p text:style-name="P1"><text:span text:style-name="T2"><text:tab/> <text:s/>Actions </text:span><text:span text:style-name="T9">actions</text:span><text:span text:style-name="T2"> = </text:span><text:span text:style-name="T1">new</text:span><text:span text:style-name="T2"> Actions(</text:span><text:span text:style-name="T6">firefox</text:span><text:span text:style-name="T2">);</text:span></text:p>
      <text:p text:style-name="P1"><text:span text:style-name="T2"><text:tab/> <text:s/></text:span><text:span text:style-name="T9">actions</text:span><text:span text:style-name="T2">.moveToElement(</text:span><text:span text:style-name="T6">firefox</text:span><text:span text:style-name="T2">.findElement(By.</text:span><text:span text:style-name="T4">xpath</text:span><text:span text:style-name="T2">(</text:span><text:span text:style-name="T10">"html/body/div[1]/div/div/div/ul[2]/li/a/span"</text:span><text:span text:style-name="T2">)));</text:span></text:p>
      <text:p text:style-name="P1"><text:span text:style-name="T2"><text:tab/> <text:s/></text:span><text:span text:style-name="T9">actions</text:span><text:span text:style-name="T2">.perform();</text:span></text:p>
      <text:p text:style-name="P1"><text:span text:style-name="T2"><text:tab/> <text:s/></text:span><text:span text:style-name="T6">firefox</text:span><text:span text:style-name="T2">.findElement(By.</text:span><text:span text:style-name="T4">xpath</text:span><text:span text:style-name="T2">(</text:span><text:span text:style-name="T10">"html/body/div[1]/div/div/div/ul[2]/li/ul/li[6]/a"</text:span><text:span text:style-name="T2">)).click();</text:span></text:p>
      <text:p text:style-name="P2"><text:tab/> <text:s/></text:p>
      <text:p text:style-name="P1"><text:span text:style-name="T2"><text:tab/> <text:s/>System.</text:span><text:span text:style-name="T7">out</text:span><text:span text:style-name="T2">.println(</text:span><text:span text:style-name="T10">"Logout successfully"</text:span><text:span text:style-name="T2">);</text:span></text:p>
      <text:p text:style-name="P2"><text:s text:c="2"/>}</text:p>
      <text:p text:style-name="P2"><text:s text:c="2"/></text:p>
      <text:p text:style-name="P1"><text:span text:style-name="T2"><text:s text:c="2"/></text:span><text:span text:style-name="T8">@Test</text:span></text:p>
      <text:p text:style-name="P1"><text:span text:style-name="T2"><text:s text:c="2"/></text:span><text:span text:style-name="T1">public</text:span><text:span text:style-name="T2"> </text:span><text:span text:style-name="T1">void</text:span><text:span text:style-name="T2"> logWork(){</text:span></text:p>
      <text:p text:style-name="P1"><text:span text:style-name="T2"><text:tab/> <text:s/>Actions </text:span><text:span text:style-name="T9">actions</text:span><text:span text:style-name="T2"> = </text:span><text:span text:style-name="T1">new</text:span><text:span text:style-name="T2"> Actions(</text:span><text:span text:style-name="T6">firefox</text:span><text:span text:style-name="T2">);</text:span></text:p>
      <text:p text:style-name="P1"><text:span text:style-name="T2"><text:tab/><text:tab/></text:span><text:span text:style-name="T9">actions</text:span><text:span text:style-name="T2">.moveToElement(</text:span><text:span text:style-name="T6">firefox</text:span><text:span text:style-name="T2">.findElement(By.</text:span><text:span text:style-name="T4">xpath</text:span><text:span text:style-name="T2">(</text:span><text:span text:style-name="T10">"html/body/div[1]/div/div/div/ul[1]/li[2]/a"</text:span><text:span text:style-name="T2">)));</text:span></text:p>
      <text:p text:style-name="P1"><text:span text:style-name="T2"><text:tab/><text:tab/></text:span><text:span text:style-name="T9">actions</text:span><text:span text:style-name="T2">.moveToElement(</text:span><text:span text:style-name="T6">firefox</text:span><text:span text:style-name="T2">.findElement(By.</text:span><text:span text:style-name="T4">xpath</text:span><text:span text:style-name="T2">(</text:span><text:span text:style-name="T10">"html/body/div[1]/div/div/div/ul[1]/li[2]/ul/li[4]/a"</text:span><text:span text:style-name="T2">)));</text:span></text:p>
      <text:p text:style-name="P1"><text:span text:style-name="T2"><text:tab/> <text:s text:c="3"/></text:span><text:span text:style-name="T9">actions</text:span><text:span text:style-name="T2">.perform();</text:span></text:p>
      <text:p text:style-name="P1"><text:span text:style-name="T2"><text:tab/> <text:s text:c="3"/></text:span><text:span text:style-name="T6">firefox</text:span><text:span text:style-name="T2">.findElement(By.</text:span><text:span text:style-name="T4">xpath</text:span><text:span text:style-name="T2">(</text:span><text:span text:style-name="T10">"html/body/div[1]/div/div/div/ul[1]/li[2]/ul/li[4]/ul/li[1]/a"</text:span><text:span text:style-name="T2">)).click();<text:tab/></text:span></text:p>
      <text:p text:style-name="P1"><text:span text:style-name="T2"><text:tab/> <text:s text:c="3"/>System.</text:span><text:span text:style-name="T7">out</text:span><text:span text:style-name="T2">.println(</text:span><text:span text:style-name="T10">"Navigate to Log Work page successfully"</text:span><text:span text:style-name="T2">);</text:span></text:p>
      <text:p text:style-name="P2"><text:s text:c="2"/>}</text:p>
      <text:p text:style-name="P2"><text:s text:c="2"/></text:p>
      <text:p text:style-name="P2">}</text:p>
      <text:p text:style-name="Standard"/>
      <text:p text:style-name="Standard"/>
      <text:p text:style-name="P2">Login successfully</text:p>
      <text:p text:style-name="P2">Logout successfully</text:p>
      <text:p text:style-name="P2">Login successfully</text:p>
      <text:p text:style-name="P3"><text:span text:style-name="T5">Navigate to Log Work page successfully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8S</meta:editing-duration>
    <meta:editing-cycles>4</meta:editing-cycles>
    <meta:generator>OpenOffice/4.1.1$Win32 OpenOffice.org_project/411m6$Build-9775</meta:generator>
    <dc:date>2016-01-13T15:39:31.75</dc:date>
    <meta:document-statistic meta:table-count="1" meta:image-count="0" meta:object-count="0" meta:page-count="2" meta:paragraph-count="79" meta:word-count="186" meta:character-count="2606"/>
    <meta:user-defined meta:name="Info 1"/>
    <meta:user-defined meta:name="Info 2"/>
    <meta:user-defined meta:name="Info 3"/>
    <meta:user-defined meta:name="Info 4"/>
  </office:meta>
</office:document-meta>
</file>